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s" number:country="AR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AR">$</number:currency-symbol>
      <number:number number:decimal-places="0" loext:min-decimal-places="0" number:min-integer-digits="1" number:grouping="true"/>
      <number:text>)</number:text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66ccff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 style:data-style-name="N103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 style:data-style-name="N103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6" style:family="table-cell" style:parent-style-name="Default" style:data-style-name="N103">
      <style:table-cell-properties fo:background-color="#66ccff"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ff"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9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mm"/>
      <style:text-properties fo:color="#ff3333" fo:font-weight="bold" style:font-weight-asian="bold" style:font-weight-complex="bold"/>
    </style:style>
    <style:style style:name="ce10" style:family="table-cell" style:parent-style-name="Default" style:data-style-name="N103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3" table:default-cell-style-name="ce2"/>
        <table:table-column table:style-name="co2" table:default-cell-style-name="ce4"/>
        <table:table-column table:style-name="co3" table:default-cell-style-name="ce4"/>
        <table:table-column table:style-name="co1" table:default-cell-style-name="ce11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string" calcext:value-type="string">
            <text:p>Semanas</text:p>
          </table:table-cell>
          <table:table-cell table:style-name="ce1" office:value-type="string" calcext:value-type="string">
            <text:p>Personas</text:p>
          </table:table-cell>
          <table:table-cell table:style-name="ce1" office:value-type="string" calcext:value-type="string">
            <text:p>Costo por Semana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2]*[.C2]*[.D2])" office:value-type="currency" office:currency="ARS" office:value="3000" calcext:value-type="currency">
            <text:p>$3.000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600" calcext:value-type="currency">
            <text:p>$600</text:p>
          </table:table-cell>
          <table:table-cell table:formula="of:=([.B3]*[.C3]*[.D3])" office:value-type="currency" office:currency="ARS" office:value="1800" calcext:value-type="currency">
            <text:p>$1.800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4]*[.C4]*[.D4])" office:value-type="currency" office:currency="ARS" office:value="15000" calcext:value-type="currency">
            <text:p>$15.000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ARS" office:value="600" calcext:value-type="currency">
            <text:p>$600</text:p>
          </table:table-cell>
          <table:table-cell table:formula="of:=([.B5]*[.C5]*[.D5])" office:value-type="currency" office:currency="ARS" office:value="600" calcext:value-type="currency">
            <text:p>$600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6]*[.C6]*[.D6])" office:value-type="currency" office:currency="ARS" office:value="8000" calcext:value-type="currency">
            <text:p>$8.000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7]*[.C7]*[.D7])" office:value-type="currency" office:currency="ARS" office:value="6000" calcext:value-type="currency">
            <text:p>$6.00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currency" office:currency="ARS" office:value="1200" calcext:value-type="currency">
            <text:p>$1.200</text:p>
          </table:table-cell>
          <table:table-cell table:formula="of:=([.B8]*[.C8]*[.D8])" office:value-type="currency" office:currency="ARS" office:value="48000" calcext:value-type="currency">
            <text:p>$48.000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1000" calcext:value-type="currency">
            <text:p>$1.000</text:p>
          </table:table-cell>
          <table:table-cell table:formula="of:=([.B9]*[.C9]*[.D9])" office:value-type="currency" office:currency="ARS" office:value="4000" calcext:value-type="currency">
            <text:p>$4.000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0" calcext:value-type="currency">
            <text:p>$800</text:p>
          </table:table-cell>
          <table:table-cell table:formula="of:=([.B10]*[.C10]*[.D10])" office:value-type="currency" office:currency="ARS" office:value="1600" calcext:value-type="currency">
            <text:p>$1.600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0" calcext:value-type="currency">
            <text:p>$800</text:p>
          </table:table-cell>
          <table:table-cell table:formula="of:=([.B11]*[.C11]*[.D11])" office:value-type="currency" office:currency="ARS" office:value="1600" calcext:value-type="currency">
            <text:p>$1.600</text:p>
          </table:table-cell>
          <table:table-cell/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currency" office:currency="ARS" office:value="800" calcext:value-type="currency">
            <text:p>$800</text:p>
          </table:table-cell>
          <table:table-cell table:style-name="ce5" table:formula="of:=([.B12]*[.C12]*[.D12])" office:value-type="currency" office:currency="ARS" office:value="4800" calcext:value-type="currency">
            <text:p>$4.800</text:p>
          </table:table-cell>
          <table:table-cell/>
        </table:table-row>
        <table:table-row table:style-name="ro1">
          <table:table-cell table:style-name="Default" table:number-columns-repeated="3"/>
          <table:table-cell table:style-name="ce6" office:value-type="string" calcext:value-type="string">
            <text:p>SubTotal</text:p>
          </table:table-cell>
          <table:table-cell table:style-name="ce9" table:formula="of:=SUM([.E2:.E12])" office:value-type="currency" office:currency="ARS" office:value="94400" calcext:value-type="currency">
            <text:p>$94.400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7" office:value-type="string" calcext:value-type="string">
            <text:p>+Costo de HW</text:p>
          </table:table-cell>
          <table:table-cell table:style-name="ce10" office:value-type="currency" office:currency="ARS" office:value="12500" calcext:value-type="currency">
            <text:p>$12.500</text:p>
          </table:table-cell>
          <table:table-cell table:style-name="Default"/>
        </table:table-row>
        <table:table-row table:style-name="ro1">
          <table:table-cell table:style-name="Default" table:number-columns-repeated="3"/>
          <table:table-cell table:style-name="ce8" office:value-type="string" calcext:value-type="string">
            <text:p>TOTAL</text:p>
          </table:table-cell>
          <table:table-cell table:style-name="ce9" table:formula="of:=SUM([.E14:.E14])" office:value-type="currency" office:currency="ARS" office:value="12500" calcext:value-type="currency">
            <text:p>$12.5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1:25:07.105676757</meta:creation-date>
    <dc:date>2018-05-01T22:52:18.028249045</dc:date>
    <meta:editing-duration>PT1H27M9S</meta:editing-duration>
    <meta:editing-cycles>5</meta:editing-cycles>
    <meta:generator>LibreOffice/5.1.6.2$Linux_X86_64 LibreOffice_project/10m0$Build-2</meta:generator>
    <meta:document-statistic meta:table-count="1" meta:cell-count="67" meta:object-count="0"/>
  </office:meta>
</office:document-meta>
</file>